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179f" officeooo:paragraph-rsid="00011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ille a faire:</text:p>
      <text:p text:style-name="P1"/>
      <text:p text:style-name="P1">- faire les tp de reseau</text:p>
      <text:p text:style-name="P1">- revoir les 2 tp de processus</text:p>
      <text:p text:style-name="P1">- faire cv anglais</text:p>
      <text:p text:style-name="P1">- avancer le sql</text:p>
      <text:p text:style-name="P1"/>
      <text:p text:style-name="P1">(penser aux projet com..)</text:p>
      <text:p text:style-name="P1"/>
      <text:p text:style-name="P1"/>
      <text:p text:style-name="P1">les new et old sur les jointures avec en new ou old la table sur laquel ets effectuer le trigg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3T15:02:44.526000000</meta:creation-date>
    <dc:date>2022-11-05T14:19:31.659000000</dc:date>
    <meta:editing-duration>P1DT23H16M47S</meta:editing-duration>
    <meta:editing-cycles>1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7" meta:word-count="48" meta:character-count="227" meta:non-whitespace-character-count="186"/>
  </office:meta>
</office:document-meta>
</file>